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0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2" style:family="paragraph" style:parent-style-name="Table_20_Contents">
      <style:text-properties style:font-name="Arial1" fo:font-size="14pt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8" style:family="paragraph" style:parent-style-name="Standard" style:list-style-name="L1">
      <style:text-properties style:font-name="Arial" fo:font-size="16pt" style:font-size-asian="16pt" style:font-size-complex="16p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weight="normal" fo:background-color="#ffe599"/>
    </style:style>
    <style:style style:name="T6" style:family="text">
      <style:text-properties style:language-asian="ja" style:country-asian="JP"/>
    </style:style>
    <style:style style:name="T7" style:family="text">
      <style:text-properties fo:background-color="#cfe2f3"/>
    </style:style>
    <style:style style:name="T8" style:family="text">
      <style:text-properties style:text-position="super 58%"/>
    </style:style>
    <style:style style:name="T9" style:family="text">
      <style:text-properties fo:font-weight="bold" style:language-asian="ja" style:country-asian="JP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9209071239112489" text:style-name="L1">
        <text:list-item>
          <text:p text:style-name="P18"><text:a xlink:type="simple" xlink:href="https://www.chabad.org/library/bible_cdo/aid/16190" text:style-name="Internet_20_link" text:visited-style-name="Visited_20_Internet_20_Link"><text:span text:style-name="T6">https://www.chabad.org/library/bible_cdo/aid/16190</text:span></text:a></text:p>
        </text:list-item>
        <text:list-item>
          <text:p text:style-name="P18"/>
        </text:list-item>
      </text:list>
      <text:p text:style-name="Standard"/>
      <text:p text:style-name="P8"/>
      <text:p text:style-name="P2">------------------------------------------------------------</text:p>
      <text:p text:style-name="P6">[20191130_070332]</text:p>
      <text:p text:style-name="Text_20_body"/>
      <text:p text:style-name="P9"><text:span text:style-name="T1">1. </text:span><text:span text:style-name="T2">6:12</text:span></text:p>
      <text:p text:style-name="P3">1. <text:span text:style-name="T7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5">אֲשֶׁר עֲשִׁירֶיהָ מָלְאוּ חָמָס</text:p>
            <text:p text:style-name="P15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0">who,which / rich men thereof / to be full of / violence,wrong</text:p>
            <text:p text:style-name="P10">to dwell thereof / to speak,arrange untruth,sham / and their tongues / treachery / in their mouth</text:p>
          </table:table-cell>
        </table:table-row>
      </table:table>
      <text:p text:style-name="P3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5">וְגַם־אֲנִי הֶחֱלֵיתִי </text:p>
            <text:p text:style-name="P15">*הַכּוֹתֶ</text:p>
            <text:p text:style-name="P15">הַשְׁמֵם</text:p>
            <text:p text:style-name="P15">*עַל־חַטֹּאתֶ</text:p>
          </table:table-cell>
        </table:table-row>
        <table:table-row>
          <table:table-cell table:style-name="表300.A2" office:value-type="string">
            <text:p text:style-name="P10">and also – I / to make sick;to stroke / </text:p>
            <text:p text:style-name="P10">to strike thee</text:p>
            <text:p text:style-name="P10">to devastate,stupefy</text:p>
            <text:p text:style-name="P10">against their offence</text:p>
          </table:table-cell>
        </table:table-row>
      </table:table>
      <text:p text:style-name="P3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5">אַתָּה תֹאכַל וְלֹא תִשְׂבָּע</text:p>
            <text:p text:style-name="P15">*וְיֶשְׁחֲ</text:p>
            <text:p text:style-name="P15">*בְּקִרְבֶּ</text:p>
            <text:p text:style-name="P15"><text:soft-page-break/>וְתַסֵּג וְלֹא תַפְלִיט וַאֲשֶׁר</text:p>
            <text:p text:style-name="P15"><text:s/>תְּפַלֵּט לַחֶרֶב אֶתֵּן</text:p>
          </table:table-cell>
        </table:table-row>
        <table:table-row>
          <table:table-cell table:style-name="表1.A2" office:value-type="string">
            <text:p text:style-name="P10">thou / to eat / and not / to fill</text:p>
            <text:p text:style-name="P10">to gape at you</text:p>
            <text:p text:style-name="P10">in your center</text:p>
            <text:p text:style-name="P10">and to retreat / and not / to escape,deliver / and which</text:p>
            <text:p text:style-name="P10">to escape,deliver / to a nife,sword / to give</text:p>
          </table:table-cell>
        </table:table-row>
      </table:table>
      <text:p text:style-name="P3"/>
      <text:p text:style-name="P9"><text:span text:style-name="T3">[next] </text:span><text:span text:style-name="T4">6:15</text:span></text:p>
      <text:p text:style-name="Text_20_body"/>
      <text:p text:style-name="P7">[/  20191130_072534]</text:p>
      <text:p text:style-name="Text_20_body"/>
      <text:p text:style-name="P8"/>
      <text:p text:style-name="P2">------------------------------------------------------------</text:p>
      <text:p text:style-name="P6">[20191201_073118]</text:p>
      <text:p text:style-name="Text_20_body"/>
      <text:p text:style-name="P9"><text:span text:style-name="T1">1. </text:span><text:span text:style-name="T2">XX:XX</text:span></text:p>
      <text:p text:style-name="P3">1. <text:span text:style-name="T5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5">אַתָּה תִזְרַע וְלֹא תִקְצוֹר אַתָּה</text:p>
            <text:p text:style-name="P15">**תִדְרֹ</text:p>
            <text:p text:style-name="P15">זַיִת -</text:p>
            <text:p text:style-name="P15">-וְלֹא</text:p>
            <text:p text:style-name="P15">*תָסוּ</text:p>
            <text:p text:style-name="P15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0">thou / to sow / and not / to harvest / thou / to tread,walk / an olive / and not / to anoint</text:p>
            <text:p text:style-name="P10">shemen ~ grease / wine / and not / to imbibe wine</text:p>
          </table:table-cell>
        </table:table-row>
      </table:table>
      <text:p text:style-name="P3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5">וְיִשְׁתַּמֵּר חֻקּוֹת עָמְרִי וְכֹל </text:p>
            <text:p text:style-name="P15">מַעֲשֵׂה בֵית־אַחְאָב וַתֵּלְכוּ בְּמֹעֲצוֹתָם</text:p>
            <text:p text:style-name="P15"><text:s/>לְמַעַן תִּתִּי</text:p>
            <text:p text:style-name="P15">*אֹתְ</text:p>
            <text:p text:style-name="P15">לְשַׁמָּה וְיֹשְׁבֶיהָ לִשְׁרֵקָה וְחֶרְפַּת</text:p>
            <text:p text:style-name="P15"><text:s/>עַמִּי תִּשָּׂאוּ פ</text:p>
          </table:table-cell>
        </table:table-row>
        <table:table-row>
          <table:table-cell table:style-name="表4.A2" office:value-type="string">
            <text:p text:style-name="P10">to protect / statute / Omri / and all</text:p>
            <text:p text:style-name="P10">an action,activity / house – Achab / and to walk [you] / in their purpose</text:p>
            <text:p text:style-name="P10">* / to make (thee) ~ titi'y</text:p>
            <text:p text:style-name="P10">even thee ~ oth'xa:</text:p>
            <text:p text:style-name="P10">towards ruin / and inhabitants thereof / towards derision / and disgrace</text:p>
            <text:p text:style-name="P10">my people / to lift</text:p>
          </table:table-cell>
        </table:table-row>
      </table:table>
      <text:p text:style-name="P4"/>
      <text:p text:style-name="P9"><text:span text:style-name="T3">[next] </text:span><text:span text:style-name="T4">7:1</text:span></text:p>
      <text:p text:style-name="Text_20_body"/>
      <text:p text:style-name="P7">[/  20191201_074655]</text:p>
      <text:p text:style-name="Text_20_body"/>
      <text:p text:style-name="P8"/>
      <text:p text:style-name="P2">------------------------------------------------------------</text:p>
      <text:p text:style-name="P6">[XXXX]</text:p>
      <text:p text:style-name="Text_20_body"/>
      <text:p text:style-name="P9"><text:span text:style-name="T1">1. </text:span><text:span text:style-name="T2">XX:XX</text:span></text:p>
      <text:p text:style-name="P3">1. <text:span text:style-name="T5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5">אַלְלַי לִי כִּי הָיִיתִי כְּאָסְפֵּי־קַיִץ </text:p>
            <text:p text:style-name="P15">כְּעֹלְלֹת בָּצִיר אֵין־אֶשְׁכּוֹל לֶאֱכוֹל </text:p>
            <text:p text:style-name="P15">בִּכּוּרָה אִוְּתָה נַפְשִׁי</text:p>
          </table:table-cell>
        </table:table-row>
        <table:table-row>
          <table:table-cell table:style-name="表5.A2" office:value-type="string">
            <text:p text:style-name="P10"/>
          </table:table-cell>
        </table:table-row>
      </table:table>
      <text:p text:style-name="P3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5">אָבַד חָסִיד מִן־הָאָרֶץ וְיָשָׁר </text:p>
            <text:p text:style-name="P15">בָּאָדָם אָיִן כֻּלָּם לְדָמִים </text:p>
            <text:p text:style-name="P15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P2">------------------------------------------------------------</text:p>
      <text:p text:style-name="P6">[20191202_101039]</text:p>
      <text:p text:style-name="Text_20_body"/>
      <text:p text:style-name="P9"><text:span text:style-name="T1">1. </text:span><text:span text:style-name="T2">XX:XX</text:span></text:p>
      <text:p text:style-name="P3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5">עַל־הָרַע כַּפַּיִם לְהֵיטִיב הַשַּׂר </text:p>
            <text:p text:style-name="P15">שֹׁאֵל וְהַשֹּׁפֵט בַּשִּׁלּוּם וְהַגָּדוֹל </text:p>
            <text:p text:style-name="P15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0">against,upon evil / the hand / in happy / the head person</text:p>
            <text:p text:style-name="P10">to inquire / and the to judge / for a fee / and the great man</text:p>
            <text:p text:style-name="P10">to speak / ha'u:<text:span text:style-name="T8">a</text:span>th ~ desire / an animal / hu: ~ he,that / to pervert thereof</text:p>
          </table:table-cell>
        </table:table-row>
      </table:table>
      <text:p text:style-name="P3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5">טוֹבָם כְּחֵדֶק יָשָׁר מִמְּסוּכָה</text:p>
            <text:p text:style-name="P15"><text:s/>*יוֹם מְצַפֶּי</text:p>
            <text:p text:style-name="P15">*פְּקֻדָּתְ</text:p>
            <text:p text:style-name="P15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0">their best / like a prickly plant / the straight / from a hedge</text:p>
            <text:p text:style-name="P10">a day / your to observe</text:p>
            <text:p text:style-name="P10">your visitation</text:p>
            <text:p text:style-name="P10">to go,come / this time / to come to pass / their perplexity</text:p>
          </table:table-cell>
        </table:table-row>
      </table:table>
      <text:p text:style-name="P4"/>
      <text:p text:style-name="P9"><text:span text:style-name="T3">[next] </text:span><text:span text:style-name="T4">7:5</text:span></text:p>
      <text:p text:style-name="Text_20_body"/>
      <text:p text:style-name="P7">[/  20191202_104103]</text:p>
      <text:p text:style-name="Text_20_body"/>
      <text:p text:style-name="P8"/>
      <text:p text:style-name="P2">------------------------------------------------------------</text:p>
      <text:p text:style-name="P6">[20191203_065901]</text:p>
      <text:p text:style-name="Text_20_body"/>
      <text:p text:style-name="P9"><text:span text:style-name="T1">1. </text:span><text:span text:style-name="T2">7:5</text:span></text:p>
      <text:p text:style-name="P3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5">אַל־תַּאֲמִינוּ בְרֵעַ אַל־תִּבְטְחוּ </text:p>
            <text:p text:style-name="P15">בְּאַלּוּף מִשֹּׁכֶבֶת</text:p>
            <text:p text:style-name="P15">*חֵיקֶ</text:p>
            <text:p text:style-name="P15">*שְׁמֹר פִּתְחֵי־פִי</text:p>
          </table:table-cell>
        </table:table-row>
        <table:table-row>
          <table:table-cell table:style-name="表9.A2" office:value-type="string">
            <text:p text:style-name="P10">not to trust / in an associate / not to trust</text:p>
            <text:p text:style-name="P10">a fri<text:span text:style-name="T6">end / from to lie down</text:span></text:p>
            <text:p text:style-name="P11">thy bosom</text:p>
            <text:p text:style-name="P11">to guard / a door – thy mouth</text:p>
          </table:table-cell>
        </table:table-row>
      </table:table>
      <text:p text:style-name="P3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5">כִּי־בֵן מְנַבֵּל אָב בַּת קָמָה </text:p>
            <text:p text:style-name="P15">בְאִמָּהּ כַּלָּה בַּחֲמֹתָהּ אֹיְבֵי </text:p>
            <text:p text:style-name="P15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0">for a son / to fail,disgrace / father / a daughter / to rise</text:p>
            <text:p text:style-name="P10">to her mother / a bride / to her mother in law / an adversary</text:p>
            <text:p text:style-name="P10">a man / a man / his house</text:p>
          </table:table-cell>
        </table:table-row>
      </table:table>
      <text:p text:style-name="P3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5">וַאֲנִי בַּיהוָה אֲצַפֶּה אוֹחִילָה </text:p>
            <text:p text:style-name="P15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0">and I / towards Jehovah / to peer,observe / to wait,be patient</text:p>
            <text:p text:style-name="P10">to,for gods ~ le:'lohe:y / my liberty / to hear me / gods</text:p>
          </table:table-cell>
        </table:table-row>
      </table:table>
      <text:p text:style-name="P3"/>
      <text:p text:style-name="P9"><text:span text:style-name="T3">[next] </text:span><text:span text:style-name="T4">7:8</text:span></text:p>
      <text:p text:style-name="Text_20_body"/>
      <text:p text:style-name="P7">[/  20191203_072858]</text:p>
      <text:p text:style-name="Text_20_body"/>
      <text:p text:style-name="Text_20_body"/>
      <text:p text:style-name="P8"/>
      <text:p text:style-name="P2">------------------------------------------------------------</text:p>
      <text:p text:style-name="P6">[20191205_081317]</text:p>
      <text:p text:style-name="Text_20_body"/>
      <text:p text:style-name="P9"><text:span text:style-name="T1">1. </text:span><text:span text:style-name="T2">XX:XX</text:span></text:p>
      <text:p text:style-name="P3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5">אַל־תִּשְׂמְחִי אֹיַבְתִּי לִי כִּי </text:p>
            <text:p text:style-name="P15">נָפַלְתִּי קָמְתִּי כִּי־אֵשֵׁב</text:p>
            <text:p text:style-name="P15">*בַּחֹשֶׁ</text:p>
            <text:p text:style-name="P15">יְהוָה אוֹר לִי ס</text:p>
          </table:table-cell>
        </table:table-row>
        <table:table-row>
          <table:table-cell table:style-name="表12.A2" office:value-type="string">
            <text:p text:style-name="P10">not – blithe / my adversary / towards me / for</text:p>
            <text:p text:style-name="P10">to fall [I] / to rise [I] / for – to sit down / </text:p>
            <text:p text:style-name="P10">in sorrow</text:p>
            <text:p text:style-name="P10">Jehovah / lighting / towards me</text:p>
          </table:table-cell>
        </table:table-row>
      </table:table>
      <text:p text:style-name="P3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5">זַעַף יְהוָה אֶשָּׂא כִּי </text:p>
            <text:p text:style-name="P15">חָטָאתִי לוֹ עַד אֲשֶׁר </text:p>
            <text:p text:style-name="P15">יָרִיב רִיבִי וְעָשָׂה מִשְׁפָּטִי </text:p>
            <text:p text:style-name="P15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0">anger / Jehovah / to lift / for</text:p>
            <text:p text:style-name="P10">to sin [I] / towards him / as far / what,which</text:p>
            <text:p text:style-name="P10">to grapple / my contest / and to do,make / my justice</text:p>
            <text:p text:style-name="P10">to go out me / towards lightning / to see / at his rightness</text:p>
          </table:table-cell>
        </table:table-row>
      </table:table>
      <text:p text:style-name="P4"/>
      <text:p text:style-name="P9"><text:span text:style-name="T3">[next] </text:span><text:span text:style-name="T4">7:10</text:span></text:p>
      <text:p text:style-name="Text_20_body"/>
      <text:p text:style-name="P7">[/  20191205_083148]</text:p>
      <text:p text:style-name="Text_20_body"/>
      <text:p text:style-name="P8"/>
      <text:p text:style-name="P2">------------------------------------------------------------</text:p>
      <text:p text:style-name="P6">[20191207_070707]</text:p>
      <text:p text:style-name="Text_20_body"/>
      <text:p text:style-name="P9"><text:span text:style-name="T1">1. </text:span><text:span text:style-name="T2">XX:XX</text:span></text:p>
      <text:p text:style-name="P3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5">וְתֵרֶא אֹיַבְתִּי וּתְכַסֶּהָ בוּשָׁה</text:p>
            <text:p text:style-name="P15"><text:s/>הָאֹמְרָה אֵלַי אַיּוֹ יְהוָה</text:p>
            <text:p text:style-name="P15">*אֱלֹהָיִ</text:p>
            <text:p text:style-name="P15">עֵינַי תִּרְאֶינָּה בָּהּ עַתָּה </text:p>
            <text:p text:style-name="P15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0">to see / my adversary / to fill up her / shame</text:p>
            <text:p text:style-name="P10">the to say / towards me / where ? he / jehovah</text:p>
            <text:p text:style-name="P10">gods</text:p>
            <text:p text:style-name="P10"><text:soft-page-break/>my eyes / to see / at her / this time</text:p>
            <text:p text:style-name="P10">to come to pass / towards abasement / mud,clay / outdoors</text:p>
          </table:table-cell>
        </table:table-row>
      </table:table>
      <text:p text:style-name="P3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>יוֹם לִבְנוֹת</text:p>
            <text:p text:style-name="P15">*גְּדֵרָיִ</text:p>
            <text:p text:style-name="P15">יוֹם הַהוּא יִרְחַק־חֹק</text:p>
          </table:table-cell>
        </table:table-row>
        <table:table-row>
          <table:table-cell table:style-name="表15.A2" office:value-type="string">
            <text:p text:style-name="P10">the day / in to build / thy inclosure / the day / the this / to remove / an appointment</text:p>
          </table:table-cell>
        </table:table-row>
      </table:table>
      <text:p text:style-name="P3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>יוֹם הוּא </text:p>
            <text:p text:style-name="P15">*וְעָדֶי</text:p>
            <text:p text:style-name="P15">יָבוֹא לְמִנִּי אַשּׁוּר וְעָרֵי</text:p>
            <text:p text:style-name="P15"><text:s/>מָצוֹר וּלְמִנִּי מָצוֹר וְעַד־נָהָר</text:p>
            <text:p text:style-name="P15"><text:s/>וְיָם מִיָּם וְהַר הָהָר</text:p>
          </table:table-cell>
        </table:table-row>
        <table:table-row>
          <table:table-cell table:style-name="表16.A2" office:value-type="string">
            <text:p text:style-name="P10">the day / he</text:p>
            <text:p text:style-name="P10">as far as thee</text:p>
            <text:p text:style-name="P10">to go,come / towards from ~ l'miNiy / Ashshur / and cities / </text:p>
            <text:p text:style-name="P10">a mound / and towards from / a mound / as far as a stream</text:p>
            <text:p text:style-name="P10">and sea / from sea / and a mountain / the mountain</text:p>
          </table:table-cell>
        </table:table-row>
      </table:table>
      <text:p text:style-name="P4"/>
      <text:p text:style-name="P9"><text:span text:style-name="T3">[next] </text:span><text:span text:style-name="T4">7:13</text:span></text:p>
      <text:p text:style-name="Text_20_body"/>
      <text:p text:style-name="P7">[/  20191207_092636]</text:p>
      <text:p text:style-name="Text_20_body"/>
      <text:p text:style-name="P8"/>
      <text:p text:style-name="P2">------------------------------------------------------------</text:p>
      <text:p text:style-name="P6">[20191208_080402]</text:p>
      <text:p text:style-name="Text_20_body"/>
      <text:p text:style-name="P9"><text:soft-page-break/><text:span text:style-name="T1">1. </text:span><text:span text:style-name="T2">XX:XX</text:span></text:p>
      <text:p text:style-name="P3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5">וְהָיְתָה הָאָרֶץ לִשְׁמָמָה עַל־יֹשְׁבֶיהָ </text:p>
            <text:p text:style-name="P15">מִפְּרִי מַעַלְלֵיהֶם ס</text:p>
          </table:table-cell>
        </table:table-row>
        <table:table-row>
          <table:table-cell table:style-name="表17.A2" office:value-type="string">
            <text:p text:style-name="P10">to come to pass / the land / towards devastation / above – to dwell thereof</text:p>
            <text:p text:style-name="P10"><text:s/>from fruit / their act</text:p>
          </table:table-cell>
        </table:table-row>
      </table:table>
      <text:p text:style-name="P3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5">רְעֵה</text:p>
            <text:p text:style-name="P15">*עַמְּ</text:p>
            <text:p text:style-name="P15">*בְשִׁבְטֶ</text:p>
            <text:p text:style-name="P15"><text:s/>צֹאן</text:p>
            <text:p text:style-name="P15">*נַחֲלָתֶ</text:p>
            <text:p text:style-name="P15">שֹׁכְנִי לְבָדָד יַעַר</text:p>
            <text:p text:style-name="P15">*בְּתוֹ</text:p>
            <text:p text:style-name="P15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0">to tend</text:p>
            <text:p text:style-name="P10">thy people</text:p>
            <text:p text:style-name="P10">with thy stick</text:p>
            <text:p text:style-name="P10">a flock</text:p>
            <text:p text:style-name="P10">thy inherited</text:p>
            <text:p text:style-name="P10">to reside / in sep<text:span text:style-name="T6">arate / a forest</text:span></text:p>
            <text:p text:style-name="P11">in the center</text:p>
            <text:p text:style-name="P11">Karmel / to tend / Bashan / and Gilan / like a day / eternity</text:p>
          </table:table-cell>
        </table:table-row>
      </table:table>
      <text:p text:style-name="P4"/>
      <text:p text:style-name="P9"><text:span text:style-name="T3">[next] </text:span><text:span text:style-name="T4">7:15</text:span></text:p>
      <text:p text:style-name="Text_20_body"/>
      <text:p text:style-name="P7">[/  20191208_092413]</text:p>
      <text:p text:style-name="Text_20_body"/>
      <text:p text:style-name="P8"><text:soft-page-break/></text:p>
      <text:p text:style-name="P2">------------------------------------------------------------</text:p>
      <text:p text:style-name="P6">[20191211_073449]</text:p>
      <text:p text:style-name="Text_20_body"/>
      <text:p text:style-name="P9"><text:span text:style-name="T1">1. </text:span><text:span text:style-name="T2">XX:XX</text:span></text:p>
      <text:p text:style-name="P3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5">כִּימֵי</text:p>
            <text:p text:style-name="P15">*צֵאתְ</text:p>
            <text:p text:style-name="P15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0">according to days</text:p>
            <text:p text:style-name="P10">your to go out</text:p>
            <text:p text:style-name="P10">from the land / Mitsrajm / to show him / wonderful</text:p>
          </table:table-cell>
        </table:table-row>
      </table:table>
      <text:p text:style-name="P3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5">יִרְאוּ גוֹיִם וְיֵבֹשׁוּ מִכֹּל </text:p>
            <text:p text:style-name="P15">גְּבוּרָתָם יָשִׂימוּ יָד עַל־פֶּה </text:p>
            <text:p text:style-name="P15">אָזְנֵיהֶם תֶּחֱרַשְׁנָה</text:p>
          </table:table-cell>
        </table:table-row>
        <table:table-row>
          <table:table-cell table:style-name="表20.A2" office:value-type="string">
            <text:p text:style-name="P10">to see / Gentiles / to be ashamed / from all</text:p>
            <text:p text:style-name="P10">their victories / to put / a hand / upon mouth</text:p>
            <text:p text:style-name="P10">their ears / to be deaf</text:p>
          </table:table-cell>
        </table:table-row>
      </table:table>
      <text:p text:style-name="P4"/>
      <text:p text:style-name="P9"><text:span text:style-name="T3">[next] </text:span><text:span text:style-name="T4">7:17</text:span></text:p>
      <text:p text:style-name="Text_20_body"/>
      <text:p text:style-name="P7">[/  20191211_081107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20191212_092720]</text:p>
      <text:p text:style-name="Text_20_body"><text:soft-page-break/></text:p>
      <text:p text:style-name="P9"><text:span text:style-name="T1">1. </text:span><text:span text:style-name="T2">XX:XX</text:span></text:p>
      <text:p text:style-name="P3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5">יְלַחֲכוּ עָפָר כַּנָּחָשׁ כְּזֹחֲלֵי</text:p>
            <text:p text:style-name="P15"><text:s/>אֶרֶץ יִרְגְּזוּ מִמִּסְגְּרֹתֵיהֶם אֶל־יְהוָה</text:p>
            <text:p text:style-name="P15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0">to lick / dust / like a snake / to crawl</text:p>
            <text:p text:style-name="P10">the earth / to quiver / from their stronghold / towards Jehovah</text:p>
            <text:p text:style-name="P10">out gods / to be startled / and to fear / out of thee</text:p>
          </table:table-cell>
        </table:table-row>
      </table:table>
      <text:p text:style-name="P3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5">מִי־אֵל</text:p>
            <text:p text:style-name="P15">*כָּמוֹ</text:p>
            <text:p text:style-name="P15">נֹשֵׂא עָוֹן וְעֹבֵר עַל־פֶּשַׁע </text:p>
            <text:p text:style-name="P15">לִשְׁאֵרִית נַחֲלָתוֹ לֹא־הֶחֱזִיק לָעַד </text:p>
            <text:p text:style-name="P15">אַפּוֹ כִּי־חָפֵץ חֶסֶד הוּא</text:p>
          </table:table-cell>
        </table:table-row>
        <table:table-row>
          <table:table-cell table:style-name="表22.A2" office:value-type="string">
            <text:p text:style-name="P10">who? almighty</text:p>
            <text:p text:style-name="P10">thu<text:span text:style-name="T6">s thee</text:span></text:p>
            <text:p text:style-name="P10"><text:span text:style-name="T6">to lift / evil ~ </text:span><text:span text:style-name="T9">A</text:span><text:span text:style-name="T6">:won / and to cross over / upon a revolt</text:span></text:p>
            <text:p text:style-name="P11">towards a remainder / his inherited / not to be strong / in perpetuaty</text:p>
            <text:p text:style-name="P11">his nose / for – to be pleased / kindness / he</text:p>
          </table:table-cell>
        </table:table-row>
      </table:table>
      <text:p text:style-name="P4"/>
      <text:p text:style-name="P9"><text:span text:style-name="T3">[next] </text:span><text:span text:style-name="T4">7:19</text:span></text:p>
      <text:p text:style-name="Text_20_body"/>
      <text:p text:style-name="P7">[/  20191212_094843]</text:p>
      <text:p text:style-name="Text_20_body"/>
      <text:p text:style-name="P8"/>
      <text:p text:style-name="P2">------------------------------------------------------------</text:p>
      <text:p text:style-name="P6">[20191213_085446]</text:p>
      <text:p text:style-name="Text_20_body"><text:soft-page-break/></text:p>
      <text:p text:style-name="P9"><text:span text:style-name="T1">1. </text:span><text:span text:style-name="T2">XX:XX</text:span></text:p>
      <text:p text:style-name="P3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5">יָשׁוּב יְרַחֲמֵנוּ יִכְבֹּשׁ עֲוֹנֹתֵינוּ</text:p>
            <text:p text:style-name="P15">*וְתַשְׁלִי</text:p>
            <text:p text:style-name="P15">בִּמְצֻלוֹת יָם כָּל־חַטֹּאותָם</text:p>
          </table:table-cell>
        </table:table-row>
        <table:table-row>
          <table:table-cell table:style-name="表23.A2" office:value-type="string">
            <text:p text:style-name="P10">return / to love us / to subjugate ~ yix'bosh / our evil ~ <text:span text:style-name="T10">A</text:span>`wonothe:ynu:</text:p>
            <text:p text:style-name="P10">and to cast away</text:p>
            <text:p text:style-name="P10">towards the depth ~ bi'm'tsulo:th / ya:m ~ sea / all their offences ~ ka:l-chat^owtha:'m</text:p>
          </table:table-cell>
        </table:table-row>
      </table:table>
      <text:p text:style-name="P3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5">תִּתֵּן אֱמֶת לְיַעֲקֹב חֶסֶד </text:p>
            <text:p text:style-name="P15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0">to give / trustworthiness / towards Jacob / kindness</text:p>
            <text:p text:style-name="P10">towards Abraham / who,which / swear / towards / our fathers / from days / antiquity</text:p>
          </table:table-cell>
        </table:table-row>
      </table:table>
      <text:p text:style-name="P4"/>
      <text:p text:style-name="P9"><text:span text:style-name="T3">[next] </text:span><text:span text:style-name="T4">hahom</text:span></text:p>
      <text:p text:style-name="Text_20_body"/>
      <text:p text:style-name="P7">[/  20191213_092606]</text:p>
      <text:p text:style-name="Text_20_body"/>
      <text:p text:style-name="P8"/>
      <text:p text:style-name="P2">------------------------------------------------------------</text:p>
      <text:p text:style-name="P6">[20191215_092810]</text:p>
      <text:p text:style-name="Text_20_body"/>
      <text:p text:style-name="P9"><text:span text:style-name="T1">1. </text:span><text:span text:style-name="T2">1:1</text:span></text:p>
      <text:p text:style-name="P3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5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0">burden / ninwe / writing / revelation / nahom / elqoshite</text:p>
          </table:table-cell>
        </table:table-row>
      </table:table>
      <text:p text:style-name="P3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5">אֵל קַנּוֹא וְנֹקֵם יְהוָה </text:p>
            <text:p text:style-name="P15">נֹקֵם יְהוָה וּבַעַל חֵמָה </text:p>
            <text:p text:style-name="P15">נֹקֵם יְהוָה לְצָרָיו וְנוֹטֵר </text:p>
            <text:p text:style-name="P15">הוּא לְאֹיְבָיו</text:p>
          </table:table-cell>
        </table:table-row>
        <table:table-row>
          <table:table-cell table:style-name="表26.A2" office:value-type="string">
            <text:p text:style-name="P10">deity / jealous / revenge / jehovah</text:p>
            <text:p text:style-name="P10">revenge / jehovah / and a master / anger</text:p>
            <text:p text:style-name="P10">revenge / jehovah / to his adversary / to guard</text:p>
            <text:p text:style-name="P10">she,it / towards his adversary</text:p>
          </table:table-cell>
        </table:table-row>
      </table:table>
      <text:p text:style-name="P4"/>
      <text:p text:style-name="P9"><text:span text:style-name="T3">[next] </text:span><text:span text:style-name="T4">1:3</text:span></text:p>
      <text:p text:style-name="Text_20_body"/>
      <text:p text:style-name="P7">[/  20191215_093932]</text:p>
      <text:p text:style-name="Text_20_body"/>
      <text:p text:style-name="P8"/>
      <text:p text:style-name="P2">------------------------------------------------------------</text:p>
      <text:p text:style-name="P6">[20191216_095809]</text:p>
      <text:p text:style-name="Text_20_body"/>
      <text:p text:style-name="P9"><text:span text:style-name="T1">1. </text:span><text:span text:style-name="T2">1:3</text:span></text:p>
      <text:p text:style-name="P3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5">יְהוָֹה</text:p>
            <text:p text:style-name="P15">*אֶרֶ</text:p>
            <text:p text:style-name="P15">אַפַּיִם *וּגְדוֹל־ [וּגְדָל־]כֹּחַ וְנַקֵּה </text:p>
            <text:p text:style-name="P15">לֹא יְנַקֶּה יְהוָה בְּסוּפָה </text:p>
            <text:p text:style-name="P15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0">jehovah</text:p>
            <text:p text:style-name="P10"><text:soft-page-break/>erex ~ long</text:p>
            <text:p text:style-name="P10">anger / and great – vigor ~ koa_ch / to make clean</text:p>
            <text:p text:style-name="P10">not / to make clean / jehovah / in a hurricane</text:p>
            <text:p text:style-name="P10">and in a hurricane / his road / and cloud ~ w'<text:span text:style-name="T10">A</text:span>:na:n / particles / a foot ~ ragh'la:yw</text:p>
            <text:p text:style-name="P10"/>
          </table:table-cell>
        </table:table-row>
      </table:table>
      <text:p text:style-name="P3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5"/>
          </table:table-cell>
        </table:table-row>
        <table:table-row>
          <table:table-cell table:style-name="表28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>@@@</text:p>
      <text:p text:style-name="Text_20_body"/>
      <text:p text:style-name="Text_20_body"/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5">גּוֹעֵר בַּיָּם וַיַּבְּשֵׁהוּ וְכָל־הַנְּהָרוֹת </text:p>
            <text:p text:style-name="P15">הֶחֱרִיב אֻמְלַל בָּשָׁן וְכַרְמֶל </text:p>
            <text:p text:style-name="P15">וּפֶרַח לְבָנוֹן אֻמְלָל</text:p>
          </table:table-cell>
        </table:table-row>
        <table:table-row>
          <table:table-cell table:style-name="表29.A2" office:value-type="string">
            <text:p text:style-name="P10"/>
          </table:table-cell>
        </table:table-row>
      </table:table>
      <text:p text:style-name="P3">2. 1:5</text:p>
      <table:table table:name="表30" table:style-name="表30">
        <table:table-column table:style-name="表30.A"/>
        <table:table-row>
          <table:table-cell table:style-name="表30.A1" office:value-type="string">
            <text:p text:style-name="P15">הָרִים רָעֲשׁוּ מִמֶּנּוּ וְהַגְּבָעוֹת </text:p>
            <text:p text:style-name="P15"><text:soft-page-break/>הִתְמֹגָגוּ וַתִּשָּׂא הָאָרֶץ מִפָּנָיו </text:p>
            <text:p text:style-name="P15">וְתֵבֵל וְכָל־יֹשְׁבֵי בָהּ</text:p>
          </table:table-cell>
        </table:table-row>
        <table:table-row>
          <table:table-cell table:style-name="表30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P5">------------------------------------------------------------ TEMPLATE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3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<text:soft-page-break/>[/  XXX]</text:p>
      <text:p text:style-name="Text_20_body"/>
      <text:p text:style-name="Text_20_body"/>
      <text:p text:style-name="Text_20_body"/>
      <text:p text:style-name="Text_20_body"/>
      <text:p text:style-name="P5">/------------------------------------------------------------ /TEMPLATE</text:p>
      <text:p text:style-name="Text_20_body"/>
      <text:p text:style-name="P5">--------------------------------------- [STEPS : closing] 20191009_161940</text:p>
      <text:list xml:id="list8353046315259117344" text:style-name="L2">
        <text:list-item>
          <text:p text:style-name="P20">time label ==&gt; paste</text:p>
        </text:list-item>
        <text:list-item>
          <text:p text:style-name="P20">“@@@” ==&gt; move to → at the bottom of the doc area</text:p>
        </text:list-item>
        <text:list-item>
          <text:p text:style-name="P20">DUP : template</text:p>
        </text:list-item>
        <text:list-item>
          <text:p text:style-name="P20">close</text:p>
          <text:list>
            <text:list-item>
              <text:p text:style-name="P20">web pages</text:p>
            </text:list-item>
            <text:list-item>
              <text:p text:style-name="P20">sheet file</text:p>
            </text:list-item>
            <text:list-item>
              <text:p text:style-name="P20">folders (if any)</text:p>
            </text:list-item>
            <text:list-item>
              <text:p text:style-name="P20">this</text:p>
            </text:list-item>
          </text:list>
        </text:list-item>
      </text:list>
      <text:p text:style-name="P5">/ --------------------------------------- [STEPS : closing] 20191009_161940 /</text:p>
      <text:p text:style-name="P5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2"/>
          </table:table-cell>
          <table:table-cell table:style-name="表236.A1" office:value-type="string">
            <text:p text:style-name="P12">TH</text:p>
          </table:table-cell>
          <table:table-cell table:style-name="表236.C1" office:value-type="string">
            <text:p text:style-name="P12">“the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gh</text:p>
          </table:table-cell>
          <table:table-cell table:style-name="表236.C2" office:value-type="string">
            <text:p text:style-name="P12">arabic ghain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dz</text:p>
          </table:table-cell>
          <table:table-cell table:style-name="表236.C2" office:value-type="string">
            <text:p text:style-name="P12">arabic ẓ (ðˁ) (ظ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7">a_</text:p>
          </table:table-cell>
          <table:table-cell table:style-name="表236.C2" office:value-type="string">
            <text:p text:style-name="P12">“<text:span text:style-name="T8">a</text:span>”</text:p>
          </table:table-cell>
        </table:table-row>
      </table:table>
      <text:p text:style-name="P5"/>
      <text:p text:style-name="P5"/>
      <text:p text:style-name="P5">/ --------------------------------------- [SYMBOLS] 20191113_111045 /</text:p>
      <text:p text:style-name="P5"/>
      <text:p text:style-name="P5"/>
      <table:table table:name="表276" table:style-name="表276">
        <table:table-column table:style-name="表276.A"/>
        <table:table-row>
          <table:table-cell table:style-name="表276.A1" office:value-type="string">
            <text:p text:style-name="P13">r oj &amp;&amp; git add -A &amp;&amp; git commit -m "(lang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3"/>
          </table:table-cell>
        </table:table-row>
      </table:table>
      <text:p text:style-name="P1"/>
      <text:p text:style-name="P5">===================== EOF =====================</text:p>
      <text:p text:style-name="Text_20_body"><text:line-break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2-16T10:11:42.54</dc:date>
    <dc:creator>iwabuchi ken</dc:creator>
    <meta:editing-duration>P1DT14H45M21S</meta:editing-duration>
    <meta:editing-cycles>122</meta:editing-cycles>
    <meta:generator>OpenOffice/4.1.3$Win32 OpenOffice.org_project/413m1$Build-9783</meta:generator>
    <meta:document-statistic meta:table-count="35" meta:image-count="0" meta:object-count="0" meta:page-count="17" meta:paragraph-count="339" meta:word-count="1523" meta:character-count="9375"/>
  </office:meta>
</office:document-meta>
</file>